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officeooo:paragraph-rsid="000079e7"/>
    </style:style>
    <style:style style:name="P5" style:family="paragraph" style:parent-style-name="Preformatted_20_Text">
      <style:text-properties fo:font-weight="bold" officeooo:paragraph-rsid="0003b584" style:font-weight-asian="bold" style:font-weight-complex="bold"/>
    </style:style>
    <style:style style:name="P6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Preformatted_20_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Preformatted_20_Text">
      <style:text-properties officeooo:paragraph-rsid="0003b584"/>
    </style:style>
    <style:style style:name="P9" style:family="paragraph" style:parent-style-name="Preformatted_20_Text">
      <style:text-properties officeooo:paragraph-rsid="00059c93"/>
    </style:style>
    <style:style style:name="P10" style:family="paragraph" style:parent-style-name="Preformatted_20_Text">
      <style:text-properties officeooo:paragraph-rsid="000646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0e99" style:font-weight-asian="bold" style:font-weight-complex="bold"/>
    </style:style>
    <style:style style:name="T3" style:family="text">
      <style:text-properties fo:font-weight="bold" officeooo:rsid="00059c93" style:font-weight-asian="bold" style:font-weight-complex="bold"/>
    </style:style>
    <style:style style:name="T4" style:family="text">
      <style:text-properties officeooo:rsid="000079e7"/>
    </style:style>
    <style:style style:name="T5" style:family="text">
      <style:text-properties officeooo:rsid="00020e99"/>
    </style:style>
    <style:style style:name="T6" style:family="text">
      <style:text-properties officeooo:rsid="00027977"/>
    </style:style>
    <style:style style:name="T7" style:family="text">
      <style:text-properties officeooo:rsid="00035ae7"/>
    </style:style>
    <style:style style:name="T8" style:family="text">
      <style:text-properties officeooo:rsid="00059c93"/>
    </style:style>
    <style:style style:name="T9" style:family="text">
      <style:text-properties fo:font-size="20pt" officeooo:rsid="00059c93" style:font-size-asian="20pt" style:font-size-complex="20pt"/>
    </style:style>
    <style:style style:name="T10" style:family="text">
      <style:text-properties fo:font-size="20pt" fo:font-weight="bold" officeooo:rsid="00059c93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ntrol de versiones sirve para:</text:p>
      <text:p text:style-name="Preformatted_20_Text"><text:s/></text:p>
      <text:p text:style-name="Preformatted_20_Text">-Registrar cambios realizados en archivos.</text:p>
      <text:p text:style-name="Preformatted_20_Text">-Visualizar qué se modificó.</text:p>
      <text:p text:style-name="Preformatted_20_Text">-Identificar quién realizó qué cambios.</text:p>
      <text:p text:style-name="Preformatted_20_Text">-Registrar cuándo se realizó una</text:p>
      <text:p text:style-name="Preformatted_20_Text"><text:s/>modificación.</text:p>
      <text:p text:style-name="Preformatted_20_Text">-Volver a versiones anteriores.</text:p>
      <text:p text:style-name="Preformatted_20_Text"/>
      <text:p text:style-name="P2">-<text:span text:style-name="T1">Ventajas</text:span></text:p>
      <text:p text:style-name="Preformatted_20_Text">-Poseer histórico de los proyectos.</text:p>
      <text:p text:style-name="Preformatted_20_Text">-Mayor flexibilidad ante modificaciones.</text:p>
      <text:p text:style-name="Preformatted_20_Text">-Generar estadísticas.</text:p>
      <text:p text:style-name="Preformatted_20_Text">-Facilita el trabajo en equipo.</text:p>
      <text:p text:style-name="Preformatted_20_Text">-Facilita administración del proyecto.</text:p>
      <text:p text:style-name="Preformatted_20_Text">-Mejora el compromiso del equipo.</text:p>
      <text:p text:style-name="Preformatted_20_Text"/>
      <text:p text:style-name="P3">- Desventajas</text:p>
      <text:p text:style-name="Preformatted_20_Text">-Curva de aprendizaje elevada</text:p>
      <text:p text:style-name="Preformatted_20_Text"/>
      <text:p text:style-name="Preformatted_20_Text"/>
      <text:p text:style-name="P3">SISTEMAS DE CONTROL DE VERSIONES</text:p>
      <text:p text:style-name="Preformatted_20_Text"><text:tab/><text:tab/></text:p>
      <text:p text:style-name="P3">- Centralizados</text:p>
      <text:p text:style-name="Preformatted_20_Text">- Único servidor contiene los archivos versionados</text:p>
      <text:p text:style-name="Preformatted_20_Text">- Clientes descargan última versión y cargan archivos en dicho servidor</text:p>
      <text:p text:style-name="Preformatted_20_Text">- Se requiere de conexión con el servidor para realizar registros nuevos</text:p>
      <text:p text:style-name="Preformatted_20_Text">- Estándar del control de versiones durante muchos años</text:p>
      <text:p text:style-name="Preformatted_20_Text">- Ejemplos: SVN, Perforce.</text:p>
      <text:p text:style-name="Preformatted_20_Text">-Desventajas</text:p>
      <text:p text:style-name="Preformatted_20_Text">- Centralización del Servidor</text:p>
      <text:p text:style-name="Preformatted_20_Text">- Baja Tolerancia a Fallos</text:p>
      <text:p text:style-name="Preformatted_20_Text">- Recuperación Compleja</text:p>
      <text:p text:style-name="Preformatted_20_Text"/>
      <text:p text:style-name="P3">- Distribuidos</text:p>
      <text:p text:style-name="P4">- Los clientes no solo descargan la última copia instantánea de los archivos, sino que se replica completamente el repositorio.</text:p>
      <text:p text:style-name="Preformatted_20_Text">- Cada clon es realmente una copia completa de todo el repositorio.</text:p>
      <text:p text:style-name="Preformatted_20_Text">- Pueden registrarse cambios aún estando sin conexión. Estos cambios, cuando se recupere la conexión, deberán ser enviados al servidor.</text:p>
      <text:p text:style-name="Preformatted_20_Text">- Facilita la recuperación y aumenta la tolerancia a fallos.</text:p>
      <text:p text:style-name="Preformatted_20_Text">- Si un servidor deja de funcionar, cualquiera de los repositorios disponibles en los clientes puede ser copiado al servidor con el fin de restaurarlo.</text:p>
      <text:p text:style-name="Preformatted_20_Text">- Ejemplos: Git, Mercurial</text:p>
      <text:p text:style-name="Preformatted_20_Text"/>
      <text:p text:style-name="P3"><text:s/>Repositorios Remotos</text:p>
      <text:p text:style-name="P4">- Versiones de un proyecto que están hospedadas en Internet o en cualquier otra </text:p>
      <text:p text:style-name="P4"><text:s text:c="2"/>red.</text:p>
      <text:p text:style-name="P4"/>
      <text:p text:style-name="Preformatted_20_Text">- GitHub es el proveedor de alojamiento de repositorios Git más utilizado.</text:p>
      <text:p text:style-name="Preformatted_20_Text"/>
      <text:p text:style-name="P4">- Permite que millones de desarrolladores colaboren en el desarrollo de sus <text:s text:c="8"/>proyectos.</text:p>
      <text:p text:style-name="Preformatted_20_Text"/>
      <text:p text:style-name="Preformatted_20_Text"/>
      <text:p text:style-name="P6"/>
      <text:p text:style-name="P6"/>
      <text:p text:style-name="P6"/>
      <text:p text:style-name="P6"/>
      <text:p text:style-name="P6"><text:soft-page-break/></text:p>
      <text:p text:style-name="P7">RESUMEN DE COMANDOS</text:p>
      <text:p text:style-name="Preformatted_20_Text"/>
      <text:p text:style-name="Preformatted_20_Text"/>
      <text:p text:style-name="P9">- <text:span text:style-name="T1">git init</text:span> <text:span text:style-name="T10">→</text:span> <text:s/>Iniciar</text:p>
      <text:p text:style-name="Preformatted_20_Text"/>
      <text:p text:style-name="P9">- <text:span text:style-name="T1">git clone</text:span> [url] [dirname] <text:span text:style-name="T10">→</text:span> obtener repositorios</text:p>
      <text:p text:style-name="Preformatted_20_Text"/>
      <text:p text:style-name="P9">- <text:span text:style-name="T1">git status</text:span> <text:span text:style-name="T10">→</text:span> revisar stado de archivos </text:p>
      <text:p text:style-name="Preformatted_20_Text"/>
      <text:p text:style-name="P9">- <text:span text:style-name="T1">git add [filename]</text:span> <text:span text:style-name="T10">→</text:span> agregar archivos a seguimiento o al área de preparación</text:p>
      <text:p text:style-name="Preformatted_20_Text"/>
      <text:p text:style-name="P9">- <text:span text:style-name="T1">git commit –m “mensaje”</text:span> <text:span text:style-name="T10">→</text:span> confirmar cambios</text:p>
      <text:p text:style-name="Preformatted_20_Text"/>
      <text:p text:style-name="P9">- <text:span text:style-name="T1">git log</text:span> <text:span text:style-name="T10">→</text:span> ver historial de confirmaciones</text:p>
      <text:p text:style-name="Preformatted_20_Text"/>
      <text:p text:style-name="P9">- <text:span text:style-name="T1">git branch</text:span> <text:span text:style-name="T10">→</text:span> lista las ramas locales <text:span text:style-name="T6">(y me dice en que rama estoy)</text:span></text:p>
      <text:p text:style-name="Preformatted_20_Text"/>
      <text:p text:style-name="P9">- <text:span text:style-name="T1">git branch &lt;rama&gt; </text:span><text:span text:style-name="T10">→</text:span> crea una nueva rama</text:p>
      <text:p text:style-name="Preformatted_20_Text"/>
      <text:p text:style-name="P9">- <text:span text:style-name="T1">git checkout &lt;rama&gt;</text:span> <text:span text:style-name="T10">→</text:span> cambia el puntero HEAD a &lt;rama&gt;</text:p>
      <text:p text:style-name="Preformatted_20_Text"/>
      <text:p text:style-name="P9">- <text:span text:style-name="T1">git checkout -</text:span><text:span text:style-name="T2">b </text:span><text:span text:style-name="T1">&lt;rama&gt;</text:span> <text:span text:style-name="T10">→</text:span>genera<text:span text:style-name="T5"> una &lt;rama&gt; y cambia el puntero HEAD a &lt;rama&gt;</text:span></text:p>
      <text:p text:style-name="Preformatted_20_Text"/>
      <text:p text:style-name="P9">- <text:span text:style-name="T1">git branch -d &lt;rama&gt;</text:span> <text:span text:style-name="T10">→</text:span> borra la ram<text:span text:style-name="T4">a </text:span><text:span text:style-name="T7">(</text:span>El argumento <text:span text:style-name="T1">–D</text:span> fuerza el borrado <text:span text:style-name="T7">)</text:span></text:p>
      <text:p text:style-name="Preformatted_20_Text"/>
      <text:p text:style-name="P9">- <text:span text:style-name="T1">git merge &lt;rama&gt;</text:span> <text:span text:style-name="T10">→</text:span><text:span text:style-name="T8"> </text:span><text:s/>fusiona el contenido de &lt;rama&gt; en la rama en la que</text:p>
      <text:p text:style-name="P9"><text:s text:c="23"/>estamos parados </text:p>
      <text:p text:style-name="P9"><text:span text:style-name="T1">- </text:span><text:span text:style-name="T3">git commit –-amend</text:span><text:span text:style-name="T9"> </text:span><text:span text:style-name="T10">→</text:span><text:span text:style-name="T8"> Permite sobreescribir el ùltimo commit. </text:span></text:p>
      <text:p text:style-name="P9"/>
      <text:p text:style-name="P9"><text:s text:c="2"/>git checkout -- [archivo]<text:tab/><text:span text:style-name="T10">→</text:span> Permite revertir archivos individuales o <text:tab/><text:tab/><text:tab/><text:tab/><text:tab/><text:tab/><text:tab/>repositorios enteros </text:p>
      <text:p text:style-name="P9"><text:tab/><text:tab/><text:tab/><text:tab/><text:tab/><text:span text:style-name="T10">→</text:span> Se utiliza cuando queremos deshacer un cambio realizado sobre un archivo determinado que se encuentra en nuestro working directory (archivo modificado) <text:s text:c="14"/></text:p>
      <text:p text:style-name="Preformatted_20_Text"/>
      <text:p text:style-name="Preformatted_20_Text"/>
      <text:p text:style-name="P9">git reset <text:tab/><text:span text:style-name="T10">→</text:span> Permite volver a versiones anteriores y limpiar el repositorio.</text:p>
      <text:p text:style-name="P9"><text:span text:style-name="T10"><text:tab/><text:tab/>→</text:span> Se utiliza cuando queremos deshacer un archivo preparado (git <text:tab/><text:tab/><text:tab/>add) o para deshacer commits (git commit).</text:p>
      <text:p text:style-name="P9"><text:span text:style-name="T10"><text:tab/><text:tab/>→</text:span> Los cambios que <text:tab/><text:tab/><text:tab/>no estén en la Staging Area <text:tab/><text:tab/><text:tab/><text:tab/>seguirán en estado “Modified” a no ser que usemos --hard </text:p>
      <text:p text:style-name="P9"><text:span text:style-name="T10"><text:tab/><text:tab/>→</text:span> Se le puede especificar a qué momento queremos volver (commit, tag, etc) </text:p>
      <text:p text:style-name="P10"><text:soft-page-break/>► git reset --hard: deshacer todos los cambios en archivos modificados y <text:tab/>preparados. </text:p>
      <text:p text:style-name="P10">► git reset HEAD [archivo]: deshacer el archivo preparado. </text:p>
      <text:p text:style-name="P10">► git reset HEAD~[N]: deshacer los últimos N commits manteniendo las <text:tab/>modificaciones. </text:p>
      <text:p text:style-name="P10">► git reset [HASH]: se deshacen los commits posteriores al commit especificado</text:p>
      <text:p text:style-name="P10">► git reset --soft: los cambios producidos por los commits eliminados se <text:tab/>mantendrán en el repositorio local. </text:p>
      <text:p text:style-name="P10">► git reset --hard: se pierden las modificaciones realizadas por los commits eliminados. <text:s/></text:p>
      <text:p text:style-name="P10"/>
      <text:p text:style-name="P10">git revert ► Permite revertir el estado del proyecto, generando un nuevo commit <text:tab/><text:tab/>que revierte los cambios realizados. </text:p>
      <text:p text:style-name="P10"><text:tab/><text:tab/>► Los commits no son eliminados del historial de cambios, <text:tab/><text:tab/><text:tab/><text:tab/>conservando dicha información. </text:p>
      <text:p text:style-name="P10"><text:tab/><text:tab/>► Es más seguro que un reset.</text:p>
      <text:p text:style-name="P10">► git revert [HASH]</text:p>
      <text:p text:style-name="P10"/>
      <text:p text:style-name="P10">git stash <text:tab/>► Permite descartar los cambios, pero guardar provisionalmente los <text:tab/><text:tab/>archivos modificados. </text:p>
      <text:p text:style-name="P10"><text:tab/><text:tab/>► Se utiliza cuando se requiere resolver un bug o desarrollar una <text:tab/><text:tab/>nueva funcionalidad pero sin realizar el commit del trabajo <text:tab/><text:tab/><text:tab/>realizado hasta el momento. <text:tab/></text:p>
      <text:p text:style-name="P10"><text:tab/><text:tab/>► Estos cambios se descartan, pero se guardan para continuar <text:tab/><text:tab/><text:tab/>trabajando más adelante. </text:p>
      <text:p text:style-name="P10"><text:tab/><text:tab/>► git stash pop: los cambios guardados en el stash vuelven al <text:tab/><text:tab/><text:tab/>working directory. </text:p>
      <text:p text:style-name="P10">git stash list: se muestra el contenido de la pila de stash.</text:p>
      <text:p text:style-name="P10"/>
      <text:p text:style-name="P10">git stash apply [STASH]: se aplica sobre el working directory los cambios del <text:tab/><text:tab/><text:tab/><text:tab/>stash especificado.</text:p>
      <text:p text:style-name="P10">git stash drop [STASH]: elimina de la lista el stash especificado. <text:s text:c="2"/></text:p>
      <text:p text:style-name="Preformatted_20_Text"/>
      <text:p text:style-name="P10">git cherry-pick ► Se utiliza para aplicar algunos de los cambios que hemos hecho en otra rama sin tener que hacer un merge completo ► Permite capturar uno o varios commits de una rama y aplicarlos en otra rama, sin realizar una fusión completa de todos los commits. </text:p>
      <text:p text:style-name="P10"><text:tab/><text:tab/><text:tab/>► git cherry-pick [HASH] </text:p>
      <text:p text:style-name="Preformatted_20_Text"/>
      <text:p text:style-name="P5">¿Por qué hacer branches del proyecto?</text:p>
      <text:p text:style-name="P8"/>
      <text:p text:style-name="P8">► Para desarrollar software en paralelo e independiente entre los programadores ► Para no afectar al código principal </text:p>
      <text:p text:style-name="P8">► Para disminuir errore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4T15:47:29.642000000</dc:date>
    <meta:editing-duration>PT46M47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3" meta:paragraph-count="84" meta:word-count="809" meta:character-count="5095" meta:non-whitespace-character-count="4219"/>
  </office:meta>
</office:document-meta>
</file>